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Text_20_body" style:list-style-name="L1">
      <style:text-properties officeooo:rsid="000d8ac4" officeooo:paragraph-rsid="000d8ac4"/>
    </style:style>
    <style:style style:name="P8" style:family="paragraph" style:parent-style-name="Text_20_body" style:list-style-name="L2">
      <style:text-properties officeooo:rsid="000d8ac4" officeooo:paragraph-rsid="000d8ac4"/>
    </style:style>
    <style:style style:name="P9" style:family="paragraph" style:parent-style-name="Text_20_body" style:list-style-name="L1">
      <style:text-properties officeooo:rsid="0014f7bd" officeooo:paragraph-rsid="0014f7bd"/>
    </style:style>
    <style:style style:name="P10" style:family="paragraph" style:parent-style-name="Text_20_body" style:list-style-name="L1">
      <style:text-properties fo:font-weight="bold" officeooo:rsid="00138fe9" officeooo:paragraph-rsid="00138fe9" style:font-weight-asian="bold" style:font-weight-complex="bold"/>
    </style:style>
    <style:style style:name="P11" style:family="paragraph" style:parent-style-name="Text_20_body" style:list-style-name="L1">
      <style:text-properties fo:font-weight="bold" officeooo:rsid="0014f7bd" officeooo:paragraph-rsid="0014f7bd" style:font-weight-asian="bold" style:font-weight-complex="bold"/>
    </style:style>
    <style:style style:name="P12" style:family="paragraph" style:parent-style-name="Text_20_body" style:list-style-name="L1">
      <style:text-properties fo:font-weight="bold" officeooo:rsid="000d8ac4" officeooo:paragraph-rsid="000d8ac4" style:font-weight-asian="bold" style:font-weight-complex="bold"/>
    </style:style>
    <style:style style:name="P13" style:family="paragraph" style:parent-style-name="Text_20_body" style:list-style-name="L1">
      <style:text-properties fo:font-weight="bold" officeooo:rsid="0014b9e9" officeooo:paragraph-rsid="0014b9e9" style:font-weight-asian="bold" style:font-weight-complex="bold"/>
    </style:style>
    <style:style style:name="P14" style:family="paragraph" style:parent-style-name="Text_20_body" style:list-style-name="L1">
      <style:text-properties fo:font-weight="normal" officeooo:rsid="0014f7bd" officeooo:paragraph-rsid="0014f7bd" style:font-weight-asian="normal" style:font-weight-complex="normal"/>
    </style:style>
    <style:style style:name="P15" style:family="paragraph" style:parent-style-name="Text_20_body" style:list-style-name="L1">
      <style:text-properties fo:font-weight="normal" officeooo:rsid="000dfe25" officeooo:paragraph-rsid="000dfe25" style:font-weight-asian="normal" style:font-weight-complex="normal"/>
    </style:style>
    <style:style style:name="P16" style:family="paragraph" style:parent-style-name="Text_20_body" style:list-style-name="L1">
      <style:text-properties fo:font-weight="normal" officeooo:rsid="000ea3bd" officeooo:paragraph-rsid="000ea3bd" style:font-weight-asian="normal" style:font-weight-complex="normal"/>
    </style:style>
    <style:style style:name="P17" style:family="paragraph" style:parent-style-name="Text_20_body" style:list-style-name="L1">
      <style:text-properties fo:font-weight="normal" officeooo:rsid="00162aef" officeooo:paragraph-rsid="00162aef" style:font-weight-asian="normal" style:font-weight-complex="normal"/>
    </style:style>
    <style:style style:name="P18" style:family="paragraph" style:parent-style-name="Text_20_body" style:list-style-name="L1">
      <style:text-properties fo:font-weight="normal" officeooo:rsid="0014b9e9" officeooo:paragraph-rsid="0014b9e9" style:font-weight-asian="normal" style:font-weight-complex="normal"/>
    </style:style>
    <style:style style:name="P19" style:family="paragraph" style:parent-style-name="Text_20_body" style:list-style-name="L3">
      <style:text-properties fo:font-weight="normal" officeooo:rsid="0011ea56" officeooo:paragraph-rsid="0011ea56" style:font-weight-asian="normal" style:font-weight-complex="normal"/>
    </style:style>
    <style:style style:name="P20" style:family="paragraph" style:parent-style-name="Text_20_body">
      <style:text-properties fo:font-weight="normal" officeooo:rsid="0019071d" officeooo:paragraph-rsid="0019071d" style:font-weight-asian="normal" style:font-weight-complex="normal"/>
    </style:style>
    <style:style style:name="P21" style:family="paragraph" style:parent-style-name="Text_20_body" style:list-style-name="L4">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ac8a6" officeooo:paragraph-rsid="001ac8a6" style:font-weight-asian="normal" style:font-weight-complex="normal"/>
    </style:style>
    <style:style style:name="P23" style:family="paragraph" style:parent-style-name="Text_20_body">
      <style:text-properties fo:font-weight="normal" officeooo:rsid="001ab76a" officeooo:paragraph-rsid="001ab76a" style:font-weight-asian="normal" style:font-weight-complex="normal"/>
    </style:style>
    <style:style style:name="P24" style:family="paragraph" style:parent-style-name="Text_20_body" style:list-style-name="L5">
      <style:text-properties fo:font-weight="normal" officeooo:rsid="001ab76a" officeooo:paragraph-rsid="001ab76a" style:font-weight-asian="normal" style:font-weight-complex="normal"/>
    </style:style>
    <style:style style:name="P25" style:family="paragraph" style:parent-style-name="Text_20_body">
      <style:text-properties fo:font-weight="normal" officeooo:rsid="002480f4" officeooo:paragraph-rsid="002480f4" style:font-weight-asian="normal" style:font-weight-complex="normal"/>
    </style:style>
    <style:style style:name="P26" style:family="paragraph" style:parent-style-name="Text_20_body">
      <style:text-properties fo:font-weight="normal" officeooo:rsid="0026521f" officeooo:paragraph-rsid="0026521f" style:font-weight-asian="normal" style:font-weight-complex="normal"/>
    </style:style>
    <style:style style:name="P27" style:family="paragraph" style:parent-style-name="Text_20_body">
      <style:text-properties fo:font-weight="normal" officeooo:rsid="0028201c" officeooo:paragraph-rsid="0028201c" style:font-weight-asian="normal" style:font-weight-complex="normal"/>
    </style:style>
    <style:style style:name="P28" style:family="paragraph" style:parent-style-name="Text_20_body" style:list-style-name="L3">
      <style:text-properties officeooo:rsid="000ff4b4" officeooo:paragraph-rsid="000ff4b4"/>
    </style:style>
    <style:style style:name="P29" style:family="paragraph" style:parent-style-name="Text_20_body" style:list-style-name="L4">
      <style:text-properties officeooo:rsid="0019071d" officeooo:paragraph-rsid="0019071d"/>
    </style:style>
    <style:style style:name="P30" style:family="paragraph" style:parent-style-name="Text_20_body" style:list-style-name="L6">
      <style:text-properties officeooo:rsid="002a60f2" officeooo:paragraph-rsid="002a60f2"/>
    </style:style>
    <style:style style:name="P31" style:family="paragraph" style:parent-style-name="Text_20_body" style:list-style-name="L6">
      <style:text-properties officeooo:rsid="002b3519" officeooo:paragraph-rsid="002b3519"/>
    </style:style>
    <style:style style:name="P32" style:family="paragraph" style:parent-style-name="Text_20_body" style:list-style-name="L6">
      <style:text-properties officeooo:rsid="002d1e3c" officeooo:paragraph-rsid="002d1e3c"/>
    </style:style>
    <style:style style:name="P33" style:family="paragraph" style:parent-style-name="Text_20_body" style:list-style-name="L6">
      <style:text-properties officeooo:rsid="002ebdb1" officeooo:paragraph-rsid="002ebdb1"/>
    </style:style>
    <style:style style:name="P34" style:family="paragraph" style:parent-style-name="Text_20_body" style:list-style-name="L6">
      <style:text-properties officeooo:rsid="00302990" officeooo:paragraph-rsid="00302990"/>
    </style:style>
    <style:style style:name="P35" style:family="paragraph" style:parent-style-name="Text_20_body" style:list-style-name="L6">
      <style:text-properties fo:font-style="italic" officeooo:rsid="002a60f2" officeooo:paragraph-rsid="002a60f2" style:font-style-asian="italic" style:font-style-complex="italic"/>
    </style:style>
    <style:style style:name="P36" style:family="paragraph" style:parent-style-name="Text_20_body" style:list-style-name="L6">
      <style:text-properties fo:font-style="italic" officeooo:rsid="00302990" officeooo:paragraph-rsid="00302990" style:font-style-asian="italic" style:font-style-complex="italic"/>
    </style:style>
    <style:style style:name="P37" style:family="paragraph" style:parent-style-name="Text_20_body" style:list-style-name="L6">
      <style:text-properties fo:font-style="italic" officeooo:rsid="0033cade" officeooo:paragraph-rsid="0033cade" style:font-style-asian="italic" style:font-style-complex="italic"/>
    </style:style>
    <style:style style:name="P38" style:family="paragraph" style:parent-style-name="Text_20_body" style:list-style-name="L6">
      <style:text-properties fo:font-style="italic" officeooo:rsid="0037a8e5" officeooo:paragraph-rsid="0037a8e5" style:font-style-asian="italic" style:font-style-complex="italic"/>
    </style:style>
    <style:style style:name="P39" style:family="paragraph" style:parent-style-name="Text_20_body" style:list-style-name="L6">
      <style:text-properties officeooo:rsid="0033cade" officeooo:paragraph-rsid="0033cad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7"><text:span text:style-name="T1">Shapeshifting spy:</text:span> You sneak around, take on other peoples forms and perform deceptive and sneaky stuff (for good or evil, depending on plot).</text:p>
          <text:list>
            <text:list-item>
              <text:p text:style-name="P9">Would require complex AI.</text:p>
            </text:list-item>
          </text:list>
        </text:list-item>
        <text:list-item>
          <text:p text:style-name="P10">Shapeshifting spy (comedic): <text:span text:style-name="T2">Like the previous, but play up the whole "wacky hijinx" angle.</text:span></text:p>
          <text:list>
            <text:list-item>
              <text:p text:style-name="P14">Very little replayability.</text:p>
            </text:list-item>
          </text:list>
        </text:list-item>
        <text:list-item>
          <text:p text:style-name="P7"><text:span text:style-name="T1">Werewolf:</text:span> You're a werewolf. Either avoid moonlight, or maybe try to get into it?</text:p>
          <text:list>
            <text:list-item>
              <text:p text:style-name="P9">Probably too dark?</text:p>
            </text:list-item>
          </text:list>
        </text:list-item>
        <text:list-item>
          <text:p text:style-name="P12">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5">Villagers always run to the monster hunter if they see you in Werebear form. They also will tell the monster hunter if they see you change.</text:p>
            </text:list-item>
            <text:list-item>
              <text:p text:style-name="P16">Definetly well incorporates the theme.</text:p>
            </text:list-item>
            <text:list-item>
              <text:p text:style-name="P16">Requires a lot of dialog to make any kind of sense.</text:p>
            </text:list-item>
            <text:list-item>
              <text:p text:style-name="P16">Perhaps you're just trying to escape?</text:p>
            </text:list-item>
            <text:list-item>
              <text:p text:style-name="P16">Requires you to help the ungrateful villagers. May annoy some players?</text:p>
            </text:list-item>
            <text:list-item>
              <text:p text:style-name="P17">Make it so that not beeing seen transforming is sort of 100% completion, but there is no monster hunter!!!</text:p>
            </text:list-item>
          </text:list>
        </text:list-item>
        <text:list-item>
          <text:p text:style-name="P13">Transforming Mecha:<text:span text:style-name="T2"> You're a transforming mecha. You fight other robots and stuff.</text:span></text:p>
          <text:list>
            <text:list-item>
              <text:p text:style-name="P18">No need to draw people.</text:p>
            </text:list-item>
            <text:list-item>
              <text:p text:style-name="P18">Kinda cliche?</text:p>
            </text:list-item>
          </text:list>
        </text:list-item>
        <text:list-item>
          <text:p text:style-name="P11">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8"><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8"><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8"><text:span text:style-name="T1">Shifter Duel:</text:span><text:span text:style-name="T2"> Fight one other shapeshifter.</text:span></text:p>
          <text:list>
            <text:list-item>
              <text:p text:style-name="P19">Could be multiplayer.</text:p>
            </text:list-item>
            <text:list-item>
              <text:p text:style-name="P19">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0">The player's goal is to defeat the bandits while minimizing the number of villagers who see you tranform (weretigers aren't very popular for some reason).</text:p>
      <text:p text:style-name="P20">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5">Every unit keeps track of if it knows what the player is. If it does, then it will flee if the player gets close even if they are not currently in weretiger form.</text:p>
      <text:p text:style-name="P25">Everyone will fire on the weretiger, but allies will prioritize enemy soldiers first. <text:span text:style-name="T14">If the weretiger gets close to anyone, they will flee and will not fire while fleeing.</text:span></text:p>
      <text:p text:style-name="P25">Silver bolts stop the weretiger's regeneration for 10 seconds. Other than that they are just like normal bolts.</text:p>
      <text:p text:style-name="P25">There is a 0.5s cooldown on switching to weretiger form. It can be run for up to 30 seconds. After that the player needs to return to base to collect some beer.</text:p>
      <text:p text:style-name="P26">Use blocky artwork and give everyone huge face concealing helmets. Hey, it saves on drawing!</text:p>
      <text:p text:style-name="P27">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1">Perfect: Defeat the bandits, nobody knows you're a weretiger.</text:p>
        </text:list-item>
        <text:list-item>
          <text:p text:style-name="P29"><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1">Medium: Defeat the bandits, but more than <text:span text:style-name="T16">1</text:span> know<text:span text:style-name="T16">s</text:span> you're a weretiger. <text:span text:style-name="T17">Mass reassignment</text:span></text:p>
        </text:list-item>
        <text:list-item>
          <text:p text:style-name="P29"><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2">Very Bad: You die, <text:span text:style-name="T18">or the bandits steal the duty chest.</text:span></text:p>
        </text:list-item>
      </text:list>
      <text:p text:style-name="P23">3 enemy types:</text:p>
      <text:list xml:id="list7779320044706611093" text:style-name="L5">
        <text:list-item>
          <text:p text:style-name="P24">Regular bandit</text:p>
        </text:list-item>
        <text:list-item>
          <text:p text:style-name="P24">Silver arrow armed bandit</text:p>
        </text:list-item>
        <text:list-item>
          <text:p text:style-name="P24">Bandit chief (has silver arrows too)</text:p>
        </text:list-item>
      </text:list>
      <text:h text:style-name="P6" text:outline-level="1">TODO</text:h>
      <text:list xml:id="list4530267998425053922" text:style-name="L6">
        <text:list-item>
          <text:p text:style-name="P35">All bandits at beginning, random activation after time</text:p>
        </text:list-item>
        <text:list-item>
          <text:p text:style-name="P36">Energy</text:p>
        </text:list-item>
        <text:list-item>
          <text:p text:style-name="P35">Basic HUD</text:p>
        </text:list-item>
        <text:list-item>
          <text:p text:style-name="P35">Final model</text:p>
        </text:list-item>
        <text:list-item>
          <text:p text:style-name="P37"><text:soft-page-break/>Crossbow</text:p>
        </text:list-item>
        <text:list-item>
          <text:p text:style-name="P37">Bolt</text:p>
        </text:list-item>
        <text:list-item>
          <text:p text:style-name="P38">Ragdoll effects</text:p>
        </text:list-item>
        <text:list-item>
          <text:p text:style-name="P39">Claws</text:p>
        </text:list-item>
        <text:list-item>
          <text:p text:style-name="P39">Torch</text:p>
        </text:list-item>
        <text:list-item>
          <text:p text:style-name="P32">Trees, clutter, etc</text:p>
        </text:list-item>
        <text:list-item>
          <text:p text:style-name="P33">Silver arrow bandit</text:p>
        </text:list-item>
        <text:list-item>
          <text:p text:style-name="P30">Transformation effect</text:p>
        </text:list-item>
        <text:list-item>
          <text:p text:style-name="P30">Tiger form HUD</text:p>
        </text:list-item>
        <text:list-item>
          <text:p text:style-name="P30">Final sound, <text:span text:style-name="T19">dialog, etc</text:span></text:p>
        </text:list-item>
        <text:list-item>
          <text:p text:style-name="P34">Base <text:span text:style-name="T21">scenery</text:span></text:p>
        </text:list-item>
        <text:list-item>
          <text:p text:style-name="P31">Music</text:p>
        </text:list-item>
        <text:list-item>
          <text:p text:style-name="P31">Title screen, <text:span text:style-name="T20">different endin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2M15S</meta:editing-duration>
    <meta:editing-cycles>47</meta:editing-cycles>
    <meta:generator>LibreOffice/4.4.5.2$Windows_x86 LibreOffice_project/a22f674fd25a3b6f45bdebf25400ed2adff0ff99</meta:generator>
    <dc:date>2016-04-17T00:26:19.237000000</dc:date>
    <meta:document-statistic meta:table-count="0" meta:image-count="0" meta:object-count="0" meta:page-count="3" meta:paragraph-count="63" meta:word-count="709" meta:character-count="3926" meta:non-whitespace-character-count="3327"/>
    <meta:user-defined meta:name="Info 1"/>
    <meta:user-defined meta:name="Info 2"/>
    <meta:user-defined meta:name="Info 3"/>
    <meta:user-defined meta:name="Info 4"/>
  </office:meta>
</office:document-meta>
</file>